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6aa9" officeooo:paragraph-rsid="000e6aa9"/>
    </style:style>
    <style:style style:name="P2" style:family="paragraph" style:parent-style-name="Standard">
      <style:text-properties officeooo:rsid="000e6aa9" officeooo:paragraph-rsid="002fea94"/>
    </style:style>
    <style:style style:name="P3" style:family="paragraph" style:parent-style-name="Standard">
      <style:text-properties officeooo:rsid="000e6aa9" officeooo:paragraph-rsid="0030828c"/>
    </style:style>
    <style:style style:name="P4" style:family="paragraph" style:parent-style-name="Standard">
      <style:text-properties officeooo:rsid="000fe327" officeooo:paragraph-rsid="000fe327"/>
    </style:style>
    <style:style style:name="P5" style:family="paragraph" style:parent-style-name="Standard">
      <style:text-properties fo:font-weight="bold" officeooo:rsid="000fe327" officeooo:paragraph-rsid="000fe327" style:font-weight-asian="bold" style:font-weight-complex="bold"/>
    </style:style>
    <style:style style:name="P6" style:family="paragraph" style:parent-style-name="Standard">
      <style:paragraph-properties fo:padding-left="0.0201in" fo:padding-right="0.0201in" fo:padding-top="0.0402in" fo:padding-bottom="0.0402in" fo:border="0.06pt solid #000000" style:shadow="none" style:writing-mode="page"/>
      <style:text-properties officeooo:rsid="000fe327" officeooo:paragraph-rsid="000fe327"/>
    </style:style>
    <style:style style:name="P7" style:family="paragraph" style:parent-style-name="Subtitle">
      <style:text-properties officeooo:paragraph-rsid="004cb765"/>
    </style:style>
    <style:style style:name="P8" style:family="paragraph" style:parent-style-name="Table_20_Contents">
      <style:paragraph-properties fo:text-align="center" style:justify-single-word="false"/>
      <style:text-properties officeooo:rsid="000e6aa9" officeooo:paragraph-rsid="000e6aa9"/>
    </style:style>
    <style:style style:name="P9" style:family="paragraph" style:parent-style-name="Table_20_Contents">
      <style:paragraph-properties fo:text-align="center" style:justify-single-word="false"/>
      <style:text-properties officeooo:rsid="000e6aa9" officeooo:paragraph-rsid="0011ecb4"/>
    </style:style>
    <style:style style:name="P10" style:family="paragraph" style:parent-style-name="Table_20_Contents">
      <style:paragraph-properties fo:text-align="center" style:justify-single-word="false"/>
      <style:text-properties officeooo:rsid="000e6aa9" officeooo:paragraph-rsid="000fe327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e6aa9" officeooo:paragraph-rsid="000e6aa9" style:font-weight-asian="bold" style:font-weight-complex="bold"/>
    </style:style>
    <style:style style:name="P12" style:family="paragraph" style:parent-style-name="Title" style:master-page-name="">
      <style:paragraph-properties style:page-number="auto" fo:break-before="page"/>
    </style:style>
    <style:style style:name="P13" style:family="paragraph" style:parent-style-name="Standard">
      <style:text-properties officeooo:rsid="005c7133" officeooo:paragraph-rsid="005c7133"/>
    </style:style>
    <style:style style:name="P14" style:family="paragraph" style:parent-style-name="Heading_20_2">
      <style:paragraph-properties fo:padding-left="0.0201in" fo:padding-right="0.0201in" fo:padding-top="0.0402in" fo:padding-bottom="0.0402in" fo:border="0.06pt solid #000000" style:shadow="none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e327"/>
    </style:style>
    <style:style style:name="T3" style:family="text">
      <style:text-properties officeooo:rsid="0011c1b3"/>
    </style:style>
    <style:style style:name="T4" style:family="text">
      <style:text-properties officeooo:rsid="00167f8f"/>
    </style:style>
    <style:style style:name="T5" style:family="text">
      <style:text-properties officeooo:rsid="001f187a"/>
    </style:style>
    <style:style style:name="T6" style:family="text">
      <style:text-properties officeooo:rsid="002b5e00"/>
    </style:style>
    <style:style style:name="T7" style:family="text">
      <style:text-properties officeooo:rsid="002dcc5f"/>
    </style:style>
    <style:style style:name="T8" style:family="text">
      <style:text-properties officeooo:rsid="002fea94"/>
    </style:style>
    <style:style style:name="T9" style:family="text">
      <style:text-properties officeooo:rsid="0040a8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emande de formation</text:p>
      <text:p text:style-name="Subtitle">A renvoyer à</text:p>
      <text:p text:style-name="P7">[inscription.<text:span text:style-name="T9">centre.email;block=tbs:page;</text:span>]</text:p>
      <text:p text:style-name="P13"/>
      <text:h text:style-name="Heading_20_1" text:outline-level="1">Stagiaire:</text:h>
      <text:p text:style-name="P1"><text:span text:style-name="T1">Nom :</text:span> [inscription.stagiaire.civilite] [inscription.stagiaire.nomComplet]</text:p>
      <text:p text:style-name="P3"><text:span text:style-name="T1">Etablissement employeur :</text:span> [inscription.<text:span text:style-name="T5">stagiaire.</text:span>employeur] [inscription.<text:span text:style-name="T5">stagiaire.autreE</text:span>mployeur]</text:p>
      <text:p text:style-name="P2"><text:span text:style-name="T1">Unité :</text:span> [inscription.stagiaire.unite.<text:span text:style-name="T8">laboratoire</text:span>] <text:span text:style-name="T8">- </text:span>[inscription.stagiaire.unite.<text:span text:style-name="T8">code</text:span>]</text:p>
      <text:p text:style-name="P1"><text:span text:style-name="T1">Service :</text:span> [inscription.stagiaire.service]</text:p>
      <text:p text:style-name="P1"><text:span text:style-name="T1">Adresse :</text:span> [inscription.stagiaire.<text:span text:style-name="T7">unite.</text:span>adresseComplete]</text:p>
      <text:p text:style-name="P1"/>
      <text:h text:style-name="Heading_20_1" text:outline-level="1">Stage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1">Dates</text:p>
          </table:table-cell>
          <table:table-cell table:style-name="Table1.A1" office:value-type="string">
            <text:p text:style-name="P11">N° et nom du stage</text:p>
          </table:table-cell>
          <table:table-cell table:style-name="Table1.A1" office:value-type="string">
            <text:p text:style-name="P11">Durée</text:p>
          </table:table-cell>
          <table:table-cell table:style-name="Table1.A1" office:value-type="string">
            <text:p text:style-name="P11">Lieu</text:p>
          </table:table-cell>
          <table:table-cell table:style-name="Table1.E1" office:value-type="string">
            <text:p text:style-name="P11">Typologie</text:p>
            <text:p text:style-name="P11">(T1, T2, T3)</text:p>
          </table:table-cell>
        </table:table-row>
        <table:table-row>
          <table:table-cell table:style-name="Table1.A2" office:value-type="string">
            <text:p text:style-name="P8">[inscription.session.date<text:span text:style-name="T3">Debut</text:span>]</text:p>
          </table:table-cell>
          <table:table-cell table:style-name="Table1.A2" office:value-type="string">
            <text:p text:style-name="P9">[inscription.session.formation.numero] - [inscription.session.formation.nom]</text:p>
          </table:table-cell>
          <table:table-cell table:style-name="Table1.A2" office:value-type="string">
            <text:p text:style-name="P9">[inscription.session.<text:span text:style-name="T2">nombreHeures</text:span>] <text:span text:style-name="T6">heures</text:span> <text:span text:style-name="T2">sur </text:span>[inscription.sessio<text:span text:style-name="T4">n</text:span>.<text:span text:style-name="T2">nombreJours</text:span>] <text:span text:style-name="T6">jours</text:span></text:p>
          </table:table-cell>
          <table:table-cell table:style-name="Table1.A2" office:value-type="string">
            <text:p text:style-name="P10">[inscription.session.<text:span text:style-name="T2">lieu</text:span>]</text:p>
          </table:table-cell>
          <table:table-cell table:style-name="Table1.E2" office:value-type="string">
            <text:p text:style-name="P10">[inscription.<text:span text:style-name="T2">typologie]</text:span></text:p>
          </table:table-cell>
        </table:table-row>
      </table:table>
      <text:h text:style-name="P14" text:outline-level="2">Motivation de la demande :</text:h>
      <text:p text:style-name="P6">[inscription.motivation]</text:p>
      <text:h text:style-name="Heading_20_2" text:outline-level="2">Validations</text:h>
      <text:p text:style-name="P6">Avis et/ou motifs</text:p>
      <text:p text:style-name="P6"/>
      <text:p text:style-name="P6"/>
      <text:p text:style-name="P6"/>
      <text:p text:style-name="P6"/>
      <text:p text:style-name="P5"/>
      <text:p text:style-name="P5">Date et signature du Directeur d’unité/responsable de service</text:p>
      <text:p text:style-name="P4"/>
      <text:p text:style-name="P4"/>
      <text:p text:style-name="P4"/>
      <text:p text:style-name="P5">Date et signature du correspondant formation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1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 style:writing-mode="page"/>
      <style:text-properties fo:font-size="16pt" style:font-size-asian="18pt" style:font-size-complex="18pt"/>
    </style:style>
    <style:style style:name="Title" style:family="paragraph" style:parent-style-name="Heading" style:next-style-name="Text_20_body" style:class="chapter">
      <loext:graphic-properties draw:fill-image-width="0in" draw:fill-image-height="0in"/>
      <style:paragraph-properties fo:text-align="center" style:justify-single-word="false" style:shadow="none" style:writing-mode="page">
        <style:tab-stops/>
      </style:paragraph-properties>
      <style:text-properties fo:font-size="22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font-size="14pt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2:17:55.163107639</meta:creation-date>
    <dc:date>2017-09-06T14:53:22.474387458</dc:date>
    <meta:editing-duration>PT35M37S</meta:editing-duration>
    <meta:editing-cycles>39</meta:editing-cycles>
    <meta:generator>LibreOffice/5.2.7.2$Linux_X86_64 LibreOffice_project/20m0$Build-2</meta:generator>
    <meta:document-statistic meta:table-count="1" meta:image-count="0" meta:object-count="0" meta:page-count="1" meta:paragraph-count="27" meta:word-count="76" meta:character-count="919" meta:non-whitespace-character-count="870"/>
  </office:meta>
</office:document-meta>
</file>